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FC2FE536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4.997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99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4cm"/>
    </style:style>
    <style:style style:name="P1" style:family="paragraph">
      <style:text-properties fo:color="#ffffff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2cm" svg:height="4.997cm" svg:x="1.4cm" svg:y="-0.498cm" presentation:class="title">
          <draw:text-box>
            <text:p text:style-name="P1"><text:span text:style-name="T1">Sekai – Geolocalisation Manager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Team: </text:p>
            <text:p/>
            <text:p>Zakaria Hili</text:p>
            <text:p>Amel Raboudi</text:p>
            <text:p>Reda Sabi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99cm" svg:x="1.4cm" svg:y="0.751cm" presentation:class="title">
          <draw:text-box>
            <text:list text:style-name="L1">
              <text:list-header>
                <text:p>Problematic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System based on OSM.</text:p>
              </text:list-item>
              <text:list-item>
                <text:p>Simulation of traffic in real time</text:p>
              </text:list-item>
              <text:list-item>
                <text:p>Compatible with a huge traffic</text:p>
              </text:list-item>
              <text:list-item>
                <text:p>Distributed Geocalisation System </text:p>
              </text:list-item>
              <text:list-item>
                <text:p>Interoperable with the system of other tea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99cm" svg:x="1.4cm" svg:y="0.751cm" presentation:class="title">
          <draw:text-box>
            <text:p>Seka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pplication divided into tree major parts:</text:p>
                <text:p/>
                <text:list>
                  <text:list-item>
                    <text:p>Server </text:p>
                  </text:list-item>
                  <text:list-item>
                    <text:p>Client interface </text:p>
                  </text:list-item>
                  <text:list-item>
                    <text:p>Administration interface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99cm" svg:x="1.4cm" svg:y="0.751cm" presentation:class="title">
          <draw:text-box>
            <text:p>Use Cas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99cm" svg:x="1.4cm" svg:y="0.751cm" presentation:class="title">
          <draw:text-box>
            <text:p>Too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Java/JEE based program </text:p>
              </text:list-item>
              <text:list-item>
                <text:p>Apache Tomcat</text:p>
              </text:list-item>
              <text:list-item>
                <text:p>JavaScript and HTML </text:p>
              </text:list-item>
              <text:list-item>
                <text:p>SQLite</text:p>
              </text:list-item>
              <text:list-item>
                <text:p>MapQuest and Leaflet libra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99cm" svg:x="1.4cm" svg:y="0.751cm" presentation:class="title">
          <draw:text-box>
            <text:p>Realis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chema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99cm" svg:x="1.4cm" svg:y="0.751cm" presentation:class="title">
          <draw:text-box>
            <text:p>Realis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MG Client(2)</text:p>
              </text:list-item>
              <text:list-item>
                <text:p>Position &amp; Direction routi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7" draw:layer="layout" svg:width="25.2cm" svg:height="2.4cm" svg:x="1.4cm" svg:y="0.8cm" presentation:class="title" presentation:user-transformed="true">
          <draw:text-box>
            <text:p>Realis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MG ADMINISTRATION(2)</text:p>
                <text:p>Positions &amp;&amp; Histo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99cm" svg:x="1.4cm" svg:y="0.751cm" presentation:class="title">
          <draw:text-box>
            <text:p>Conclus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e manage to respect all the specifications of Sekai</text:p>
              </text:list-item>
              <text:list-item>
                <text:p>Sekai work with no problem</text:p>
              </text:list-item>
              <text:list-item>
                <text:p>Rich experien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  <text:p/>
                <text:p text:style-name="P3">Thank you for your attention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C2FE536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1T20:11:30.980170739</meta:creation-date>
    <dc:date>2016-01-01T23:04:02.540708803</dc:date>
    <meta:editing-duration>PT1H20M49S</meta:editing-duration>
    <meta:editing-cycles>1</meta:editing-cycles>
    <meta:document-statistic meta:object-count="72"/>
    <meta:generator>LibreOffice/4.3.3.2$Linux_X86_64 LibreOffice_project/430m0$Build-2</meta:generator>
  </office:meta>
</office:document-meta>
</file>